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37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Supplier</text:p>
          </table:table-cell>
          <table:table-cell office:value-type="string">
            <text:p>farm</text:p>
          </table:table-cell>
          <table:table-cell office:value-type="string">
            <text:p>lat</text:p>
          </table:table-cell>
          <table:table-cell office:value-type="string">
            <text:p>long</text:p>
          </table:table-cell>
          <table:table-cell office:value-type="string">
            <text:p>img_1</text:p>
          </table:table-cell>
          <table:table-cell table:style-name="Default" office:value-type="string">
            <text:p>date_1</text:p>
          </table:table-cell>
          <table:table-cell office:value-type="string">
            <text:p>Img_2</text:p>
          </table:table-cell>
          <table:table-cell table:style-name="Default" office:value-type="string">
            <text:p>Date_2</text:p>
          </table:table-cell>
          <table:table-cell office:value-type="string">
            <text:p>…</text:p>
          </table:table-cell>
          <table:table-cell office:value-type="string">
            <text:p>Img_n</text:p>
          </table:table-cell>
          <table:table-cell table:style-name="Default" office:value-type="string">
            <text:p>Date_n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gR</text:p>
          </table:table-cell>
          <table:table-cell office:value-type="string">
            <text:p>Paul's Farm</text:p>
          </table:table-cell>
          <table:table-cell office:value-type="float" office:value="42.90816">
            <text:p>42.90816</text:p>
          </table:table-cell>
          <table:table-cell office:value-type="float" office:value="-91.582031">
            <text:p>-91.582031</text:p>
          </table:table-cell>
          <table:table-cell office:value-type="string">
            <text:p>f1/img1.jpg</text:p>
          </table:table-cell>
          <table:table-cell office:value-type="date" office:date-value="2015-03-19">
            <text:p>03/19/15</text:p>
          </table:table-cell>
          <table:table-cell office:value-type="string">
            <text:p>f1/img2.jpg</text:p>
          </table:table-cell>
          <table:table-cell office:value-type="date" office:date-value="2015-03-22">
            <text:p>03/22/15</text:p>
          </table:table-cell>
          <table:table-cell office:value-type="string">
            <text:p>…</text:p>
          </table:table-cell>
          <table:table-cell office:value-type="string">
            <text:p>f1/imgn.jpg</text:p>
          </table:table-cell>
          <table:table-cell office:value-type="string">
            <text:p>MM/DD/YYY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gR</text:p>
          </table:table-cell>
          <table:table-cell office:value-type="string">
            <text:p>Tyler's Farm</text:p>
          </table:table-cell>
          <table:table-cell office:value-type="float" office:value="43.675818">
            <text:p>43.675818</text:p>
          </table:table-cell>
          <table:table-cell office:value-type="float" office:value="-88.769531">
            <text:p>-88.769531</text:p>
          </table:table-cell>
          <table:table-cell office:value-type="string">
            <text:p>f2/img1.jpg</text:p>
          </table:table-cell>
          <table:table-cell office:value-type="date" office:date-value="2015-03-19">
            <text:p>03/19/15</text:p>
          </table:table-cell>
          <table:table-cell office:value-type="string">
            <text:p>f2/img2.jpg</text:p>
          </table:table-cell>
          <table:table-cell office:value-type="date" office:date-value="2015-03-22">
            <text:p>03/22/15</text:p>
          </table:table-cell>
          <table:table-cell office:value-type="string">
            <text:p>…</text:p>
          </table:table-cell>
          <table:table-cell office:value-type="string">
            <text:p>f2/imgn.jpg</text:p>
          </table:table-cell>
          <table:table-cell office:value-type="string">
            <text:p>MM/DD/YYY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ub</text:p>
          </table:table-cell>
          <table:table-cell office:value-type="string">
            <text:p>Example Farm</text:p>
          </table:table-cell>
          <table:table-cell office:value-type="float" office:value="42.90816">
            <text:p>42.90816</text:p>
          </table:table-cell>
          <table:table-cell office:value-type="float" office:value="-83.144531">
            <text:p>-83.144531</text:p>
          </table:table-cell>
          <table:table-cell office:value-type="string">
            <text:p>f3/img1.jpg</text:p>
          </table:table-cell>
          <table:table-cell office:value-type="date" office:date-value="2015-03-19">
            <text:p>03/19/15</text:p>
          </table:table-cell>
          <table:table-cell office:value-type="string">
            <text:p>f3/img2.jpg</text:p>
          </table:table-cell>
          <table:table-cell office:value-type="date" office:date-value="2015-03-22">
            <text:p>03/22/15</text:p>
          </table:table-cell>
          <table:table-cell office:value-type="string">
            <text:p>…</text:p>
          </table:table-cell>
          <table:table-cell office:value-type="string">
            <text:p>f3/imgn.jpg</text:p>
          </table:table-cell>
          <table:table-cell office:value-type="string">
            <text:p>MM/DD/YYY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0/00/0000</text:date>, <text:time style:data-style-name="N2" text:time-value="0000-00-00T23:09:33.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13:46:49.29</meta:creation-date>
    <dc:date>2015-06-02T20:30:13.44</dc:date>
    <meta:editing-duration>PT10M10S</meta:editing-duration>
    <meta:editing-cycles>2</meta:editing-cycles>
    <meta:generator>LibreOffice/4.0.2.2$Windows_x86 LibreOffice_project/4c82dcdd6efcd48b1d8bba66bfe1989deee49c3</meta:generator>
    <meta:document-statistic meta:table-count="1" meta:cell-count="48" meta:object-count="0"/>
  </office:meta>
</office:document-meta>
</file>